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Apple SD Gothic Neo', NanumBarunGothic, '맑은  고딕', 'Malgun Gothic', Gulim, Dotum, 'Helvetica Neue', Helvetica, Arial, sans-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Mono" svg:font-family="'Liberation Mono'" style:font-family-generic="roman" style:font-pitch="variable"/>
    <style:font-face style:name="Noto Mono" svg:font-family="'N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Mono1" svg:font-family="'Noto Mono'" style:font-family-generic="system" style:font-pitch="variable"/>
    <style:font-face style:name="Noto Sans Mono CJK JP" svg:font-family="'Noto Sans Mono CJK JP'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6.404cm" fo:margin-left="-0.176cm" fo:margin-top="0cm" fo:margin-bottom="0cm" table:align="left" style:writing-mode="lr-tb"/>
    </style:style>
    <style:style style:name="표1.A" style:family="table-column">
      <style:table-column-properties style:column-width="3.203cm"/>
    </style:style>
    <style:style style:name="표1.B" style:family="table-column">
      <style:table-column-properties style:column-width="1.503cm"/>
    </style:style>
    <style:style style:name="표1.C" style:family="table-column">
      <style:table-column-properties style:column-width="4.207cm"/>
    </style:style>
    <style:style style:name="표1.D" style:family="table-column">
      <style:table-column-properties style:column-width="2.478cm"/>
    </style:style>
    <style:style style:name="표1.E" style:family="table-column">
      <style:table-column-properties style:column-width="5.013cm"/>
    </style:style>
    <style:style style:name="표1.1" style:family="table-row">
      <style:table-row-properties style:min-row-height="0.196cm" fo:keep-together="auto"/>
    </style:style>
    <style:style style:name="표1.A1" style:family="table-cell">
      <style:table-cell-properties style:vertical-align="middle" fo:padding="0.176cm" fo:border="1pt solid #000000"/>
    </style:style>
    <style:style style:name="표1.2" style:family="table-row">
      <style:table-row-properties style:min-row-height="0.138cm" fo:keep-together="auto"/>
    </style:style>
    <style:style style:name="표1.3" style:family="table-row">
      <style:table-row-properties style:min-row-height="0.191cm" fo:keep-together="auto"/>
    </style:style>
    <style:style style:name="표1.4" style:family="table-row">
      <style:table-row-properties style:min-row-height="0.168cm" fo:keep-together="auto"/>
    </style:style>
    <style:style style:name="표1.5" style:family="table-row">
      <style:table-row-properties style:min-row-height="0.194cm" fo:keep-together="auto"/>
    </style:style>
    <style:style style:name="표1.6" style:family="table-row">
      <style:table-row-properties style:min-row-height="0.25cm" fo:keep-together="auto"/>
    </style:style>
    <style:style style:name="표1.7" style:family="table-row">
      <style:table-row-properties style:min-row-height="0.741cm" fo:keep-together="auto"/>
    </style:style>
    <style:style style:name="표1.8" style:family="table-row">
      <style:table-row-properties style:min-row-height="0.145cm" fo:keep-together="auto"/>
    </style:style>
    <style:style style:name="표1.9" style:family="table-row">
      <style:table-row-properties style:min-row-height="4.643cm" fo:keep-together="auto"/>
    </style:style>
    <style:style style:name="표1.C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표1.10" style:family="table-row">
      <style:table-row-properties style:min-row-height="2.501cm" fo:keep-together="auto"/>
    </style:style>
    <style:style style:name="표1.11" style:family="table-row">
      <style:table-row-properties style:min-row-height="0.697cm" fo:keep-together="auto"/>
    </style:style>
    <style:style style:name="표1.13" style:family="table-row">
      <style:table-row-properties style:min-row-height="0.192cm" fo:keep-together="auto"/>
    </style:style>
    <style:style style:name="표1.14" style:family="table-row">
      <style:table-row-properties style:min-row-height="4.101cm" fo:keep-together="auto"/>
    </style:style>
    <style:style style:name="표1.15" style:family="table-row">
      <style:table-row-properties style:min-row-height="0.81cm" fo:keep-together="auto"/>
    </style:style>
    <style:style style:name="표1.16" style:family="table-row">
      <style:table-row-properties style:min-row-height="0.139cm" fo:keep-together="auto"/>
    </style:style>
    <style:style style:name="P1" style:family="paragraph" style:parent-style-name="Standard">
      <style:paragraph-properties fo:margin-left="-1.249cm" fo:margin-right="0cm" fo:text-indent="0cm" style:auto-text-indent="false"/>
      <style:text-properties fo:color="#00000a" style:font-name="Arial Unicode MS" fo:font-size="8pt" style:font-name-asian="Arial Unicode MS1" style:font-size-asian="8pt" style:font-name-complex="Arial Unicode MS1" style:font-size-complex="8pt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center" style:justify-single-word="false"/>
      <style:text-properties officeooo:paragraph-rsid="001da524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534afb"/>
    </style:style>
    <style:style style:name="P6" style:family="paragraph" style:parent-style-name="Standard">
      <style:paragraph-properties fo:text-align="center" style:justify-single-word="false"/>
      <style:text-properties style:font-name-asian="맑은 고딕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 Unicode MS" fo:font-weight="bold" style:font-name-asian="Arial Unicode MS1" style:font-weight-asian="bold" style:font-name-complex="Arial Unicode MS1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7.911cm" style:type="center"/>
          <style:tab-stop style:position="9.763cm"/>
        </style:tab-stops>
      </style:paragraph-properties>
      <style:text-properties style:font-name="Arial Unicode MS" fo:font-weight="bold" style:font-name-asian="Arial Unicode MS1" style:font-weight-asian="bold" style:font-name-complex="Arial Unicode MS1"/>
    </style:style>
    <style:style style:name="P9" style:family="paragraph" style:parent-style-name="Standard">
      <style:paragraph-properties fo:line-height="100%"/>
      <style:text-properties style:font-name="Arial Unicode MS" style:font-name-asian="Arial Unicode MS1" style:font-name-complex="Arial Unicode MS1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 Unicode MS" style:font-name-asian="Arial Unicode MS1" style:font-name-complex="Arial Unicode MS1"/>
    </style:style>
    <style:style style:name="P11" style:family="paragraph" style:parent-style-name="Standard">
      <style:paragraph-properties fo:line-height="100%">
        <style:tab-stops>
          <style:tab-stop style:position="7.911cm" style:type="center"/>
          <style:tab-stop style:position="9.763cm"/>
        </style:tab-stops>
      </style:paragraph-properties>
      <style:text-properties style:font-name="Arial Unicode MS" officeooo:paragraph-rsid="00534afb" style:font-name-asian="Arial Unicode MS1" style:font-name-complex="Arial Unicode MS1"/>
    </style:style>
    <style:style style:name="P12" style:family="paragraph" style:parent-style-name="Standard">
      <style:paragraph-properties fo:orphans="0" fo:widows="0"/>
      <style:text-properties style:font-name="Arial Unicode MS" officeooo:rsid="00192fba" officeooo:paragraph-rsid="00192fba" style:font-name-asian="Arial Unicode MS1" style:font-name-complex="Arial Unicode MS1"/>
    </style:style>
    <style:style style:name="P13" style:family="paragraph" style:parent-style-name="Standard">
      <style:paragraph-properties fo:line-height="100%"/>
      <style:text-properties style:font-name="Arial Unicode MS" officeooo:rsid="0043dd49" officeooo:paragraph-rsid="0043dd49" style:font-name-asian="Arial Unicode MS1" style:font-name-complex="Arial Unicode MS1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 Unicode MS" fo:font-size="11pt" officeooo:rsid="00534afb" officeooo:paragraph-rsid="00534afb" style:font-name-asian="맑은 고딕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fo:color="#00000a" style:font-name="Arial Unicode MS" style:font-name-asian="Arial Unicode MS1" style:font-name-complex="Arial Unicode MS1"/>
    </style:style>
    <style:style style:name="P16" style:family="paragraph" style:parent-style-name="Standard">
      <style:paragraph-properties fo:line-height="100%"/>
      <style:text-properties style:font-name="Noto Mono" officeooo:rsid="00302864" officeooo:paragraph-rsid="00302864" style:font-name-asian="Noto Mono1" style:font-name-complex="Arial Unicode MS1"/>
    </style:style>
    <style:style style:name="P17" style:family="paragraph" style:parent-style-name="Standard">
      <style:paragraph-properties fo:line-height="100%"/>
      <style:text-properties style:font-name="Noto Mono" officeooo:rsid="0048c1fc" officeooo:paragraph-rsid="0048c1fc" style:font-name-asian="Noto Mono1" style:font-name-complex="Arial Unicode MS1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line-height="100%" fo:orphans="0" fo:widows="0" fo:padding="0cm" fo:border="none"/>
      <style:text-properties fo:color="#000000" style:font-name="Arial Unicode MS" fo:font-size="11pt" officeooo:rsid="00192fba" officeooo:paragraph-rsid="0049adb1" style:font-name-asian="Arial Unicode MS1" style:font-size-asian="11pt" style:font-name-complex="Arial Unicode MS1" style:font-size-complex="11pt"/>
    </style:style>
    <style:style style:name="P20" style:family="paragraph" style:parent-style-name="Standard">
      <style:paragraph-properties fo:line-height="100%"/>
      <style:text-properties style:font-name="Arial Unicode MS" officeooo:rsid="0043dd49" officeooo:paragraph-rsid="0043dd49" style:font-name-asian="Arial Unicode MS1" style:font-name-complex="Arial Unicode MS1"/>
    </style:style>
    <style:style style:name="P21" style:family="paragraph" style:parent-style-name="Standard">
      <style:paragraph-properties fo:line-height="100%"/>
      <style:text-properties style:font-name="Arial Unicode MS" officeooo:rsid="0043dd49" officeooo:paragraph-rsid="005dcfa9" style:font-name-asian="Arial Unicode MS1" style:font-name-complex="Arial Unicode MS1"/>
    </style:style>
    <style:style style:name="P22" style:family="paragraph" style:parent-style-name="Standard">
      <style:paragraph-properties fo:line-height="100%"/>
      <style:text-properties style:font-name="Arial Unicode MS" style:font-name-asian="Arial Unicode MS1" style:font-name-complex="Arial Unicode MS1"/>
    </style:style>
    <style:style style:name="P23" style:family="paragraph" style:parent-style-name="Standard">
      <style:paragraph-properties fo:line-height="100%"/>
      <style:text-properties style:font-name="Arial Unicode MS" fo:font-weight="normal" officeooo:paragraph-rsid="006230c9" style:font-name-asian="Arial Unicode MS1" style:font-weight-asian="normal" style:font-name-complex="Arial Unicode MS1" style:font-weight-complex="normal"/>
    </style:style>
    <style:style style:name="P24" style:family="paragraph" style:parent-style-name="Standard">
      <style:paragraph-properties fo:line-height="100%"/>
      <style:text-properties fo:font-variant="normal" fo:text-transform="none" fo:color="#000000" style:font-name="Whitney" fo:font-size="11pt" fo:letter-spacing="normal" fo:font-style="normal" fo:font-weight="normal" officeooo:rsid="0049adb1" officeooo:paragraph-rsid="006550ce" style:font-name-asian="Whitney" style:font-size-asian="11pt" style:font-style-asian="normal" style:font-weight-asian="normal" style:font-name-complex="Arial Unicode MS1" style:font-size-complex="11pt" style:font-weight-complex="normal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 style:master-page-name="Standard">
      <style:paragraph-properties fo:text-align="center" style:justify-single-word="false" style:page-number="1"/>
      <style:text-properties style:font-name="Arial Unicode MS" fo:font-size="24pt" style:font-name-asian="Arial Unicode MS1" style:font-size-asian="24pt" style:font-name-complex="Arial Unicode MS1" style:font-size-complex="24pt"/>
    </style:style>
    <style:style style:name="P27" style:family="paragraph" style:parent-style-name="Standard">
      <style:paragraph-properties fo:keep-with-next="always"/>
      <style:text-properties officeooo:paragraph-rsid="005ecbea"/>
    </style:style>
    <style:style style:name="T1" style:family="text">
      <style:text-properties style:font-name="Arial Unicode MS" fo:language="en" fo:country="US" style:font-name-asian="Arial Unicode MS1" style:font-name-complex="Arial Unicode MS1"/>
    </style:style>
    <style:style style:name="T2" style:family="text">
      <style:text-properties style:font-name="Arial Unicode MS" fo:language="en" fo:country="US" officeooo:rsid="0022df69" style:font-name-asian="Arial Unicode MS1" style:font-name-complex="Arial Unicode MS1"/>
    </style:style>
    <style:style style:name="T3" style:family="text">
      <style:text-properties style:font-name="Arial Unicode MS" fo:language="en" fo:country="US" officeooo:rsid="00302864" style:font-name-asian="Arial Unicode MS1" style:font-name-complex="Arial Unicode MS1"/>
    </style:style>
    <style:style style:name="T4" style:family="text">
      <style:text-properties style:font-name="Arial Unicode MS" fo:language="en" fo:country="US" officeooo:rsid="0048c1fc" style:font-name-asian="Arial Unicode MS1" style:font-name-complex="Arial Unicode MS1"/>
    </style:style>
    <style:style style:name="T5" style:family="text">
      <style:text-properties style:font-name="Arial Unicode MS" fo:language="en" fo:country="US" officeooo:rsid="004e8f79" style:font-name-asian="Arial Unicode MS1" style:font-name-complex="Arial Unicode MS1"/>
    </style:style>
    <style:style style:name="T6" style:family="text">
      <style:text-properties officeooo:rsid="0048c1fc"/>
    </style:style>
    <style:style style:name="T7" style:family="text">
      <style:text-properties officeooo:rsid="004e8f79"/>
    </style:style>
    <style:style style:name="T8" style:family="text">
      <style:text-properties officeooo:rsid="00534afb"/>
    </style:style>
    <style:style style:name="T9" style:family="text">
      <style:text-properties officeooo:rsid="00568f46"/>
    </style:style>
    <style:style style:name="T10" style:family="text">
      <style:text-properties officeooo:rsid="0058710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87105" style:font-weight-asian="bold" style:font-weight-complex="bold"/>
    </style:style>
    <style:style style:name="T13" style:family="text">
      <style:text-properties fo:font-size="11.25pt"/>
    </style:style>
    <style:style style:name="T14" style:family="text">
      <style:text-properties style:font-size-asian="11.2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개발 완료 보고서</text:p>
      <text:p text:style-name="P25"/>
      <text:p text:style-name="P15">제출일 : <text:s/>2022년<text:span text:style-name="T6">7</text:span>월<text:span text:style-name="T7">16</text:span>일</text:p>
      <text:p text:style-name="Standard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table:number-columns-spanned="2" office:value-type="string">
            <text:p text:style-name="P7">팀 명</text:p>
          </table:table-cell>
          <table:covered-table-cell/>
          <table:table-cell table:style-name="표1.A1" table:number-columns-spanned="3" office:value-type="string">
            <text:p text:style-name="P7">참여 인원</text:p>
          </table:table-cell>
          <table:covered-table-cell/>
          <table:covered-table-cell/>
        </table:table-row>
        <table:table-row table:style-name="표1.2">
          <table:table-cell table:style-name="표1.A1" table:number-columns-spanned="2" office:value-type="string">
            <text:p text:style-name="P14">유진 초이</text:p>
          </table:table-cell>
          <table:covered-table-cell/>
          <table:table-cell table:style-name="표1.A1" table:number-columns-spanned="3" office:value-type="string">
            <text:p text:style-name="P10">이유진, 최명석</text:p>
          </table:table-cell>
          <table:covered-table-cell/>
          <table:covered-table-cell/>
        </table:table-row>
        <table:table-row table:style-name="표1.3">
          <table:table-cell table:style-name="표1.A1" table:number-columns-spanned="5" office:value-type="string">
            <text:p text:style-name="P7">개발 프로젝트 소개</text:p>
          </table:table-cell>
          <table:covered-table-cell/>
          <table:covered-table-cell/>
          <table:covered-table-cell/>
          <table:covered-table-cell/>
        </table:table-row>
        <table:table-row table:style-name="표1.4">
          <table:table-cell table:style-name="표1.A1" office:value-type="string">
            <text:p text:style-name="P7">프로 젝트 명</text:p>
          </table:table-cell>
          <table:table-cell table:style-name="표1.A1" table:number-columns-spanned="4" office:value-type="string">
            <text:p text:style-name="P3">렌터카 서비스 관리 프로그램</text:p>
          </table:table-cell>
          <table:covered-table-cell/>
          <table:covered-table-cell/>
          <table:covered-table-cell/>
        </table:table-row>
        <table:table-row table:style-name="표1.5">
          <table:table-cell table:style-name="표1.A1" office:value-type="string">
            <text:p text:style-name="P7">활동 일시</text:p>
          </table:table-cell>
          <table:table-cell table:style-name="표1.A1" table:number-columns-spanned="2" office:value-type="string">
            <text:p text:style-name="P5"><text:span text:style-name="T8">2022. 0</text:span>7. 11 <text:s/>- <text:span text:style-name="T9">0</text:span>7. <text:span text:style-name="T7">16</text:span></text:p>
          </table:table-cell>
          <table:covered-table-cell/>
          <table:table-cell table:style-name="표1.A1" office:value-type="string">
            <text:p text:style-name="P8">장소</text:p>
          </table:table-cell>
          <table:table-cell table:style-name="표1.A1" office:value-type="string">
            <text:p text:style-name="P11">공학1관 Iot 융합 1실</text:p>
          </table:table-cell>
        </table:table-row>
        <table:table-row table:style-name="표1.6">
          <table:table-cell table:style-name="표1.A1" office:value-type="string">
            <text:p text:style-name="P7">주요 주제</text:p>
          </table:table-cell>
          <table:table-cell table:style-name="표1.A1" table:number-columns-spanned="4" office:value-type="string">
            <text:p text:style-name="P12">렌터카 서비스 센터 구축(<text:span text:style-name="T7">DB, TCP/IP, QT)</text:span></text:p>
          </table:table-cell>
          <table:covered-table-cell/>
          <table:covered-table-cell/>
          <table:covered-table-cell/>
        </table:table-row>
        <table:table-row table:style-name="표1.7">
          <table:table-cell table:style-name="표1.A1" table:number-rows-spanned="2" office:value-type="string">
            <text:p text:style-name="P7">개발 목적</text:p>
          </table:table-cell>
          <table:table-cell table:style-name="표1.A1" table:number-rows-spanned="2" table:number-columns-spanned="4" office:value-type="string">
            <text:p text:style-name="P19">C++ OOP 구성 요소 활용, <text:span text:style-name="T7">QT , </text:span>DB 학습</text:p>
          </table:table-cell>
          <table:covered-table-cell/>
          <table:covered-table-cell/>
          <table:covered-table-cell/>
        </table:table-row>
        <table:table-row table:style-name="표1.8">
          <table:covered-table-cell/>
          <table:covered-table-cell/>
          <table:covered-table-cell/>
          <table:covered-table-cell/>
          <table:covered-table-cell/>
        </table:table-row>
        <table:table-row table:style-name="표1.9">
          <table:table-cell table:style-name="표1.A1" table:number-rows-spanned="2" office:value-type="string">
            <text:p text:style-name="P18">개인 별 임무 분담</text:p>
          </table:table-cell>
          <table:table-cell table:style-name="표1.A1" office:value-type="string">
            <text:p text:style-name="P4">이유진</text:p>
          </table:table-cell>
          <table:table-cell table:style-name="표1.C9" table:number-columns-spanned="3" office:value-type="string">
            <text:p text:style-name="P9">*서버</text:p>
            <text:p text:style-name="P9">-회원 정보 조회/ 수정 /등급 관리 </text:p>
            <text:p text:style-name="P9">-렌터카 예약 정보 / 현황 조회 / 실시간 데이터 구축</text:p>
            <text:p text:style-name="P9">-여행지 정보 등록 수정</text:p>
            <text:p text:style-name="P9">-렌터카 비용 지정</text:p>
            <text:p text:style-name="P9">-차량 예약 시 쿠폰 지급<text:span text:style-name="T11">(추가 기능)</text:span></text:p>
            <text:p text:style-name="P9">-자동차 보험에 따라 차등 결제 시스템 구축<text:span text:style-name="T11">(추가 기능)</text:span></text:p>
            <text:p text:style-name="P9">-채팅 <text:span text:style-name="T10">Log -DB저장</text:span><text:span text:style-name="T12">(추가 기능)</text:span></text:p>
            <text:p text:style-name="P23"><text:span text:style-name="T10">-서버 – 클라이언트 간 고객센터 채팅 방 운영</text:span></text:p>
          </table:table-cell>
          <table:covered-table-cell/>
          <table:covered-table-cell/>
        </table:table-row>
        <table:table-row table:style-name="표1.10">
          <table:covered-table-cell/>
          <table:table-cell table:style-name="표1.C9" office:value-type="string">
            <text:p text:style-name="P4">최명석</text:p>
          </table:table-cell>
          <table:table-cell table:style-name="표1.C9" table:number-columns-spanned="3" office:value-type="string">
            <text:p text:style-name="P13">*클라이언트</text:p>
            <text:p text:style-name="P13">-회원 가입 / 수정 /탈퇴 / 변경</text:p>
            <text:p text:style-name="P13">-여행 정보 조회 / 렌터카 정보 조회</text:p>
            <text:p text:style-name="P13">-차량 예약/ 변경/ 삭제/ 결제</text:p>
            <text:p text:style-name="P21">-서버 – 클라이언트 간 고객센터 채팅 방 운영</text:p>
          </table:table-cell>
          <table:covered-table-cell/>
          <table:covered-table-cell/>
        </table:table-row>
        <table:table-row table:style-name="표1.11">
          <table:table-cell table:style-name="표1.A1" office:value-type="string">
            <text:p text:style-name="P7">개발 환경</text:p>
          </table:table-cell>
          <table:table-cell table:style-name="표1.A1" table:number-columns-spanned="4" office:value-type="string">
            <text:p text:style-name="P27"><text:span text:style-name="T1"><text:s/>Linux Ubuntu 18.04 / </text:span><text:span text:style-name="T2">V</text:span><text:span text:style-name="T3">s c</text:span><text:span text:style-name="T2">ode, </text:span><text:span text:style-name="T4">MySQL</text:span><text:span text:style-name="T3"> 활용 / </text:span><text:span text:style-name="T5">Git Hub / QT Creator</text:span></text:p>
          </table:table-cell>
          <table:covered-table-cell/>
          <table:covered-table-cell/>
          <table:covered-table-cell/>
        </table:table-row>
        <table:table-row table:style-name="표1.7">
          <table:table-cell table:style-name="표1.A1" table:number-rows-spanned="2" office:value-type="string">
            <text:p text:style-name="P7">일정표</text:p>
          </table:table-cell>
          <table:table-cell table:style-name="표1.A1" table:number-rows-spanned="2" table:number-columns-spanned="4" office:value-type="string">
            <text:p text:style-name="P6">별도 첨부</text:p>
          </table:table-cell>
          <table:covered-table-cell/>
          <table:covered-table-cell/>
          <table:covered-table-cell/>
        </table:table-row>
        <table:table-row table:style-name="표1.13">
          <table:covered-table-cell/>
          <table:covered-table-cell/>
          <table:covered-table-cell/>
          <table:covered-table-cell/>
          <table:covered-table-cell/>
        </table:table-row>
        <table:table-row table:style-name="표1.14">
          <table:table-cell table:style-name="표1.A1" table:number-rows-spanned="2" office:value-type="string">
            <text:p text:style-name="P7"/>
            <text:p text:style-name="P7">소감</text:p>
          </table:table-cell>
          <table:table-cell table:style-name="표1.A1" office:value-type="string">
            <text:p text:style-name="P17">이유진</text:p>
          </table:table-cell>
          <table:table-cell table:style-name="표1.A1" table:number-columns-spanned="3" office:value-type="string">
            <text:p text:style-name="P24">처음 qt를 이용하면서 QTcpServer를 이용했는데 c언어로 tcp/ip할 때처럼 코드를 많이 안 써도 되어 편했습니다.</text:p>
            <text:p text:style-name="P24">채팅 시 QThread에서도 while을 쓰지 않고 connect로 시그널이 발생했을 때 slot으로 연결이 되는게 신기했습니다.</text:p>
            <text:p text:style-name="P24"><text:s/>다음번에는 디자인에도 더 신경 써서 해보고 싶습니다.</text:p>
          </table:table-cell>
          <table:covered-table-cell/>
          <table:covered-table-cell/>
        </table:table-row>
        <table:table-row table:style-name="표1.15">
          <table:covered-table-cell/>
          <table:table-cell table:style-name="표1.C9" office:value-type="string">
            <text:p text:style-name="P16">최명석</text:p>
          </table:table-cell>
          <table:table-cell table:style-name="표1.C9" table:number-columns-spanned="3" office:value-type="string">
            <text:p text:style-name="Standard">QT활용은 어렵게 느껴졌고, 도움 없이는 완성하기 어려울듯하다.</text:p>
            <text:p text:style-name="Standard">적은 담당 파트 였지만 완성도가 현저히 떨어져 만족스럽진 않기에 </text:p>
            <text:p text:style-name="Standard">힘들었던 과제인것 같다. </text:p>
          </table:table-cell>
          <table:covered-table-cell/>
          <table:covered-table-cell/>
        </table:table-row>
        <table:table-row table:style-name="표1.16">
          <table:table-cell table:style-name="표1.A1" office:value-type="string">
            <text:p text:style-name="P7">비고</text:p>
          </table:table-cell>
          <table:table-cell table:style-name="표1.A1" office:value-type="string">
            <text:p text:style-name="P3"/>
          </table:table-cell>
          <table:table-cell table:style-name="표1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Apple SD Gothic Neo', NanumBarunGothic, '맑은  고딕', 'Malgun Gothic', Gulim, Dotum, 'Helvetica Neue', Helvetica, Arial, sans-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Mono" svg:font-family="'Liberation Mono'" style:font-family-generic="roman" style:font-pitch="variable"/>
    <style:font-face style:name="Noto Mono" svg:font-family="'N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Mono1" svg:font-family="'Noto Mono'" style:font-family-generic="system" style:font-pitch="variable"/>
    <style:font-face style:name="Noto Sans Mono CJK JP" svg:font-family="'Noto Sans Mono CJK JP'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ko" fo:country="none" style:letter-kerning="false" style:font-name-asian="바탕" style:font-size-asian="10pt" style:language-asian="ko" style:country-asian="KR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Arial" fo:font-size="11pt" fo:language="ko" fo:country="none" style:letter-kerning="false" style:font-name-asian="바탕" style:font-size-asian="10pt" style:language-asian="ko" style:country-asian="KR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ko" fo:country="none" style:letter-kerning="false" style:font-name-asian="Arial1" style:font-family-asian="Arial" style:font-family-generic-asian="system" style:font-pitch-asian="variable" style:font-size-asian="11pt" style:language-asian="ko" style:country-asian="KR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Standard" style:next-style-name="Text_20_body" style:default-outline-level="" style:class="text">
      <style:paragraph-properties fo:margin-top="0cm" fo:margin-bottom="0.106cm" loext:contextual-spacing="false" fo:text-align="start" style:justify-single-word="false" fo:keep-together="always" fo:orphans="0" fo:widows="0" fo:keep-with-next="always" style:writing-mode="lr-tb"/>
      <style:text-properties style:font-name="Liberation Sans" fo:font-family="'Liberation Sans'" style:font-family-generic="swiss" style:font-pitch="variable" fo:font-size="26pt" style:font-name-asian="Arial1" style:font-family-asian="Arial" style:font-family-generic-asian="system" style:font-pitch-asian="variable" style:font-size-asian="26pt" style:font-name-complex="Lohit Devanagari" style:font-family-complex="'Lohit Devanagari'" style:font-family-generic-complex="system" style:font-pitch-complex="variable" style:font-size-complex="26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loext:contextual-spacing="false" fo:text-align="start" style:justify-single-word="false" fo:keep-together="always" fo:orphans="0" fo:widows="0" fo:keep-with-next="always" style:writing-mode="lr-tb"/>
      <style:text-properties fo:font-size="20pt" style:font-name-asian="Arial1" style:font-family-asian="Arial" style:font-family-generic-asian="system" style:font-pitch-asian="variable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false" fo:text-align="start" style:justify-single-word="false" fo:keep-together="always" fo:orphans="0" fo:widows="0" fo:keep-with-next="always" style:writing-mode="lr-tb"/>
      <style:text-properties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loext:contextual-spacing="false" fo:text-align="start" style:justify-single-word="false" fo:keep-together="always" fo:orphans="0" fo:widows="0" fo:keep-with-next="always" style:writing-mode="lr-tb"/>
      <style:text-properties fo:color="#434343" fo:font-size="14pt" style:font-name-asian="Arial1" style:font-family-asian="Arial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loext:contextual-spacing="false" fo:text-align="start" style:justify-single-word="false" fo:keep-together="always" fo:orphans="0" fo:widows="0" fo:keep-with-next="always" style:writing-mode="lr-tb"/>
      <style:text-properties fo:color="#666666" fo:font-size="12pt" style:font-name-asian="Arial1" style:font-family-asian="Arial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loext:contextual-spacing="false" fo:text-align="start" style:justify-single-word="false" fo:keep-together="always" fo:orphans="0" fo:widows="0" fo:keep-with-next="always" style:writing-mode="lr-tb"/>
      <style:text-properties fo:color="#666666" fo:font-size="11pt" style:font-name-asian="Arial1" style:font-family-asian="Arial" style:font-family-generic-asian="system" style:font-pitch-asian="variable" style:font-size-asian="11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loext:contextual-spacing="false" fo:text-align="start" style:justify-single-word="false" fo:keep-together="always" fo:orphans="0" fo:widows="0" fo:keep-with-next="always" style:writing-mode="lr-tb"/>
      <style:text-properties fo:color="#666666" fo:font-size="11pt" fo:font-style="italic" style:font-name-asian="Arial1" style:font-family-asian="Arial" style:font-family-generic-asian="system" style:font-pitch-asian="variable" style:font-size-asian="11pt" style:font-style-asian="italic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ko" fo:country="none" style:letter-kerning="false" style:font-name-asian="Arial1" style:font-family-asian="Arial" style:font-family-generic-asian="system" style:font-pitch-asian="variable" style:font-size-asian="11pt" style:language-asian="ko" style:country-asian="KR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LO-normal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Noto Sans Mono CJK JP" style:font-family-asian="'Noto Sans Mono CJK JP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ko" fo:country="none" style:letter-kerning="false" style:font-name-asian="Arial1" style:font-family-asian="Arial" style:font-family-generic-asian="system" style:font-pitch-asian="variable" style:font-size-asian="11pt" style:language-asian="ko" style:country-asian="KR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fo:font-weight="bold" style:font-weight-asian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 style:font-weight-asian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 style:font-weight-asian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 style:font-weight-asian="bold"/>
    </style:style>
    <style:style style:name="ListLabel_20_38" style:display-name="ListLabel 38" style:family="text">
      <style:text-properties style:font-name="Arial" fo:font-family="Arial" style:font-family-generic="roman" style:font-pitch="variable" fo:font-size="11pt" style:text-underline-style="none" fo:font-weight="normal" style:font-size-asian="11pt" style:font-weight-asian="normal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 style:font-weight-asian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 fo:font-weight="bold" style:font-size-asian="10pt" style:font-weight-asian="bold"/>
    </style:style>
    <style:style style:name="ListLabel_20_65" style:display-name="ListLabel 65" style:family="text">
      <style:text-properties fo:font-size="10pt" style:text-underline-style="none" style:font-size-asian="10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 style:font-weight-asian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1.249cm" fo:margin-right="0cm" fo:text-indent="0cm" style:auto-text-indent="false"/>
      <style:text-properties fo:color="#00000a" style:font-name="Arial Unicode MS" fo:font-size="8pt" style:font-name-asian="Arial Unicode MS1" style:font-size-asian="8pt" style:font-name-complex="Arial Unicode MS1" style:font-size-complex="8pt"/>
    </style:style>
    <style:style style:name="M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02:07:00</meta:creation-date>
    <dc:language>ko-KR</dc:language>
    <dc:date>2022-07-16T17:07:35.124483884</dc:date>
    <meta:editing-cycles>62</meta:editing-cycles>
    <meta:editing-duration>PT5H46M38S</meta:editing-duration>
    <meta:generator>LibreOffice/6.0.7.3$Linux_X86_64 LibreOffice_project/00m0$Build-3</meta:generator>
    <meta:document-statistic meta:table-count="1" meta:image-count="0" meta:object-count="0" meta:page-count="2" meta:paragraph-count="48" meta:word-count="530" meta:character-count="813" meta:non-whitespace-character-count="6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